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officeooo:rsid="000672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Tes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r" fo:country="H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17:23:59</meta:creation-date>
    <dc:date>2013-09-18T17:26:51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4.0.1.2$MacOSX_x86 LibreOffice_project/84102822e3d61eb989ddd325abf1ac077904985</meta:generator>
  </office:meta>
</office:document-meta>
</file>